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0600000324346B4C76D47C26D5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" svg:font-family="'Latin Modern Sans Demi Cond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494cm" svg:stroke-color="#e6e905" draw:marker-start-width="0.941cm" draw:marker-end-width="0.941cm" draw:fill="none" draw:textarea-vertical-align="middle" fo:padding-top="0.372cm" fo:padding-bottom="0.372cm" fo:padding-left="0.497cm" fo:padding-right="0.497cm"/>
    </style:style>
    <style:style style:name="gr2" style:family="graphic" style:parent-style-name="standard">
      <style:graphic-properties svg:stroke-width="0.212cm" svg:stroke-color="#a3238e" draw:marker-start-width="0.359cm" draw:marker-end-width="0.359cm" draw:fill="none" draw:fill-color="#a3238e" draw:textarea-horizontal-align="justify" draw:textarea-vertical-align="middle" draw:auto-grow-height="false" fo:min-height="2.939cm" fo:min-width="1.024cm" fo:padding-top="0.23cm" fo:padding-bottom="0.23cm" fo:padding-left="0.355cm" fo:padding-right="0.355cm"/>
    </style:style>
    <style:style style:name="gr3" style:family="graphic" style:parent-style-name="standard">
      <style:graphic-properties svg:stroke-width="0.212cm" svg:stroke-color="#a3238e" draw:marker-start-width="0.358cm" draw:marker-end-width="0.358cm" draw:fill="none" draw:textarea-horizontal-align="justify" draw:textarea-vertical-align="middle" draw:auto-grow-height="false" fo:min-height="0.228cm" fo:min-width="0.018cm" fo:padding-top="0.229cm" fo:padding-bottom="0.229cm" fo:padding-left="0.354cm" fo:padding-right="0.354cm"/>
    </style:style>
    <style:style style:name="gr4" style:family="graphic" style:parent-style-name="standard">
      <style:graphic-properties draw:stroke="none" svg:stroke-color="#000000" draw:fill="none" draw:fill-color="#ffffff" fo:min-height="2.186cm"/>
      <style:paragraph-properties style:writing-mode="lr-tb"/>
    </style:style>
    <style:style style:name="gr5" style:family="graphic" style:parent-style-name="standard">
      <style:graphic-properties draw:stroke="none" svg:stroke-width="0.035cm" svg:stroke-color="#000000" draw:marker-start-width="0.252cm" draw:marker-end-width="0.252cm" draw:fill-color="#009598" draw:opacity="50%" draw:textarea-horizontal-align="justify" draw:textarea-vertical-align="middle" draw:auto-grow-height="false" fo:min-height="2.151cm" fo:min-width="7.941cm" fo:padding-top="0.142cm" fo:padding-bottom="0.142cm" fo:padding-left="0.267cm" fo:padding-right="0.267cm"/>
    </style:style>
    <style:style style:name="gr6" style:family="graphic" style:parent-style-name="standard">
      <style:graphic-properties draw:stroke="none" draw:fill="solid" draw:fill-color="#009598" draw:opacity="50%" draw:textarea-horizontal-align="justify" draw:textarea-vertical-align="middle" draw:auto-grow-height="false" fo:min-height="0.836cm" fo:min-width="1.077cm"/>
    </style:style>
    <style:style style:name="gr7" style:family="graphic" style:parent-style-name="standard">
      <style:graphic-properties draw:stroke="none" draw:fill="solid" draw:fill-color="#009598" draw:opacity="50%" draw:textarea-horizontal-align="justify" draw:textarea-vertical-align="middle" draw:auto-grow-height="false" fo:min-height="9.732cm" fo:min-width="1.405cm"/>
    </style:style>
    <style:style style:name="gr8" style:family="graphic" style:parent-style-name="standard">
      <style:graphic-properties draw:stroke="none" draw:fill="solid" draw:fill-color="#009598" draw:opacity="50%" draw:textarea-horizontal-align="justify" draw:textarea-vertical-align="middle" draw:auto-grow-height="false" fo:min-height="9.729cm" fo:min-width="1.405cm"/>
    </style:style>
    <style:style style:name="gr9" style:family="graphic" style:parent-style-name="standard">
      <style:graphic-properties draw:stroke="none" draw:fill="solid" draw:fill-color="#009598" draw:opacity="50%" draw:textarea-horizontal-align="justify" draw:textarea-vertical-align="middle" draw:auto-grow-height="false" fo:min-height="0.837cm" fo:min-width="1.097cm"/>
    </style:style>
    <style:style style:name="gr10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draw:stroke="dash" draw:stroke-dash="Ultra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draw:stroke="solid" draw:stroke-dash="Ultra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width="0.035cm" svg:stroke-color="#000000" draw:marker-start-width="0.252cm" draw:marker-end-width="0.252cm" draw:fill-color="#009598" draw:opacity="50%" draw:textarea-horizontal-align="justify" draw:textarea-vertical-align="middle" draw:auto-grow-height="false" fo:min-height="2.151cm" fo:min-width="7.869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ed1c24" draw:textarea-horizontal-align="justify" draw:textarea-vertical-align="middle" draw:auto-grow-height="false" fo:min-height="2.148cm" fo:min-width="7.906cm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width="0.035cm" svg:stroke-color="#000000" draw:marker-start-width="0.252cm" draw:marker-end-width="0.252cm" draw:fill-color="#009598" draw:opacity="50%" draw:textarea-horizontal-align="justify" draw:textarea-vertical-align="middle" draw:auto-grow-height="false" fo:min-height="2.137cm" fo:min-width="7.822cm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="solid" draw:fill-color="#009598" draw:opacity="50%" draw:textarea-horizontal-align="justify" draw:textarea-vertical-align="middle" draw:auto-grow-height="false" fo:min-height="0.836cm" fo:min-width="1.097cm"/>
    </style:style>
    <style:style style:name="gr17" style:family="graphic" style:parent-style-name="standard">
      <style:graphic-properties draw:stroke="none" draw:fill="solid" draw:fill-color="#009598" draw:opacity="50%" draw:textarea-horizontal-align="justify" draw:textarea-vertical-align="middle" draw:auto-grow-height="false" fo:min-height="9.732cm" fo:min-width="1.407cm"/>
    </style:style>
    <style:style style:name="gr18" style:family="graphic" style:parent-style-name="objectwithoutfill">
      <style:graphic-properties svg:stroke-width="0.494cm" svg:stroke-color="#e6e905" draw:marker-start-width="0.938cm" draw:marker-end-width="0.938cm" draw:fill="none" draw:textarea-vertical-align="middle" fo:padding-top="0.369cm" fo:padding-bottom="0.369cm" fo:padding-left="0.494cm" fo:padding-right="0.494cm"/>
    </style:style>
    <style:style style:name="gr1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a3238e"/>
      <style:paragraph-properties fo:text-align="center"/>
      <style:text-properties fo:font-size="44pt"/>
    </style:style>
    <style:style style:name="P3" style:family="paragraph">
      <loext:graphic-properties draw:fill="none"/>
      <style:paragraph-properties fo:text-align="center"/>
      <style:text-properties fo:font-size="44pt"/>
    </style:style>
    <style:style style:name="P4" style:family="paragraph">
      <style:paragraph-properties fo:text-align="center"/>
      <style:text-properties style:font-name="Latin Modern Sans Demi Cond" fo:font-size="44pt"/>
    </style:style>
    <style:style style:name="P5" style:family="paragraph">
      <loext:graphic-properties draw:fill="none" draw:fill-color="#ffffff"/>
      <style:paragraph-properties fo:text-align="center"/>
      <style:text-properties style:font-name="Latin Modern Sans Demi Cond" fo:font-size="44pt" fo:font-weight="bold"/>
    </style:style>
    <style:style style:name="P6" style:family="paragraph">
      <loext:graphic-properties draw:fill-color="#009598" draw:opacity="50%"/>
      <style:paragraph-properties fo:text-align="center"/>
    </style:style>
    <style:style style:name="P7" style:family="paragraph">
      <loext:graphic-properties draw:fill="solid" draw:fill-color="#009598" draw:opacity="50%"/>
      <style:paragraph-properties fo:text-align="center"/>
    </style:style>
    <style:style style:name="P8" style:family="paragraph">
      <loext:graphic-properties draw:fill-color="#ed1c24"/>
      <style:paragraph-properties fo:text-align="center"/>
    </style:style>
    <style:style style:name="T1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4.1cm" svg:y1="14.1cm" svg:x2="24.1cm" svg:y2="11.7cm">
          <text:p/>
        </draw:line>
        <draw:g>
          <draw:g>
            <draw:g>
              <draw:custom-shape draw:style-name="gr2" draw:text-style-name="P2" draw:layer="layout" svg:width="1.92cm" svg:height="3.585cm" svg:x="23.14cm" svg:y="15.015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3" draw:layer="layout" svg:width="0.8cm" svg:height="0.76cm" svg:x="23.7cm" svg:y="14.2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frame draw:style-name="gr4" draw:text-style-name="P5" draw:layer="layout" svg:width="2.4cm" svg:height="2.436cm" svg:x="22.9cm" svg:y="15.563cm">
              <draw:text-box>
                <text:p text:style-name="P4"><text:span text:style-name="T1">Ar</text:span></text:p>
              </draw:text-box>
            </draw:frame>
          </draw:g>
        </draw:g>
        <draw:polyline draw:style-name="gr1" draw:text-style-name="P1" draw:layer="layout" svg:width="6.999cm" svg:height="9.799cm" draw:transform="rotate (-1.5707963267949) translate (20.1cm 11.7cm)" svg:viewBox="0 0 7000 9800" draw:points="3600,9800 7000,9800 7000,0 0,0">
          <text:p/>
        </draw:polyline>
        <draw:g>
          <draw:custom-shape draw:style-name="gr5" draw:text-style-name="P6" draw:layer="layout" svg:width="14.111cm" svg:height="4.053cm" draw:transform="rotate (-1.5707963267949) translate (6.763cm 3.789cm)">
            <text:p/>
            <draw:enhanced-geometry svg:viewBox="0 0 21600 21600" draw:mirror-vertical="false" draw:mirror-horizontal="true" draw:glue-points="?f6 0 10800 ?f8 ?f11 10800 ?f9 21600 10800 ?f10 ?f5 10800" draw:text-areas="?f3 ?f3 ?f4 ?f4" draw:type="parallelogram" draw:modifiers="6153.12658871378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" draw:text-style-name="P7" draw:layer="layout" svg:width="5.877cm" svg:height="4.048cm" svg:x="0.807cm" svg:y="13.818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4768.4926029588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" draw:text-style-name="P7" draw:layer="layout" svg:width="1.905cm" svg:height="9.982cm" svg:x="4.856cm" svg:y="3.8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1.905cm" svg:height="9.979cm" svg:x="0.807cm" svg:y="7.8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5.955cm" svg:height="4.049cm" svg:x="0.809cm" svg:y="3.815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4768.4926029588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line draw:style-name="gr10" draw:text-style-name="P1" draw:layer="layout" svg:x1="0.807cm" svg:y1="17.868cm" svg:x2="0.807cm" svg:y2="7.864cm">
              <text:p/>
            </draw:line>
            <draw:line draw:style-name="gr11" draw:text-style-name="P1" draw:layer="layout" svg:x1="4.857cm" svg:y1="13.816cm" svg:x2="4.857cm" svg:y2="3.812cm">
              <text:p/>
            </draw:line>
            <draw:line draw:style-name="gr10" draw:text-style-name="P1" draw:layer="layout" svg:x1="0.807cm" svg:y1="7.862cm" svg:x2="4.857cm" svg:y2="3.812cm">
              <text:p/>
            </draw:line>
            <draw:line draw:style-name="gr11" draw:text-style-name="P1" draw:layer="layout" svg:x1="0.807cm" svg:y1="17.868cm" svg:x2="4.857cm" svg:y2="13.818cm">
              <text:p/>
            </draw:line>
            <draw:line draw:style-name="gr10" draw:text-style-name="P1" draw:layer="layout" svg:x1="2.712cm" svg:y1="7.862cm" svg:x2="6.762cm" svg:y2="3.812cm">
              <text:p/>
            </draw:line>
            <draw:line draw:style-name="gr10" draw:text-style-name="P1" draw:layer="layout" svg:x1="2.712cm" svg:y1="17.868cm" svg:x2="2.712cm" svg:y2="7.864cm">
              <text:p/>
            </draw:line>
            <draw:line draw:style-name="gr12" draw:text-style-name="P1" draw:layer="layout" svg:x1="6.762cm" svg:y1="13.816cm" svg:x2="6.762cm" svg:y2="3.812cm">
              <text:p/>
            </draw:line>
            <draw:line draw:style-name="gr12" draw:text-style-name="P1" draw:layer="layout" svg:x1="2.712cm" svg:y1="17.868cm" svg:x2="6.762cm" svg:y2="13.818cm">
              <text:p/>
            </draw:line>
            <draw:line draw:style-name="gr10" draw:text-style-name="P1" draw:layer="layout" svg:x1="0.807cm" svg:y1="7.864cm" svg:x2="2.714cm" svg:y2="7.864cm">
              <text:p/>
            </draw:line>
            <draw:line draw:style-name="gr10" draw:text-style-name="P1" draw:layer="layout" svg:x1="4.857cm" svg:y1="3.812cm" svg:x2="6.764cm" svg:y2="3.812cm">
              <text:p/>
            </draw:line>
            <draw:line draw:style-name="gr10" draw:text-style-name="P1" draw:layer="layout" svg:x1="0.807cm" svg:y1="17.866cm" svg:x2="2.714cm" svg:y2="17.866cm">
              <text:p/>
            </draw:line>
            <draw:line draw:style-name="gr11" draw:text-style-name="P1" draw:layer="layout" svg:x1="4.857cm" svg:y1="13.818cm" svg:x2="6.764cm" svg:y2="13.818cm">
              <text:p/>
            </draw:line>
          </draw:g>
          <draw:custom-shape draw:style-name="gr13" draw:text-style-name="P6" draw:layer="layout" svg:width="13.989cm" svg:height="4.055cm" draw:transform="rotate (-1.5707963267949) translate (4.854cm 3.911cm)">
            <text:p/>
            <draw:enhanced-geometry svg:viewBox="0 0 21600 21600" draw:mirror-vertical="false" draw:mirror-horizontal="true" draw:glue-points="?f6 0 10800 ?f8 ?f11 10800 ?f9 21600 10800 ?f10 ?f5 10800" draw:text-areas="?f3 ?f3 ?f4 ?f4" draw:type="parallelogram" draw:modifiers="6153.12658871378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line draw:style-name="gr10" draw:text-style-name="P1" draw:layer="layout" svg:x1="2.714cm" svg:y1="17.868cm" svg:x2="2.714cm" svg:y2="7.864cm">
              <text:p/>
            </draw:line>
            <draw:line draw:style-name="gr11" draw:text-style-name="P1" draw:layer="layout" svg:x1="6.764cm" svg:y1="13.816cm" svg:x2="6.764cm" svg:y2="3.812cm">
              <text:p/>
            </draw:line>
            <draw:line draw:style-name="gr10" draw:text-style-name="P1" draw:layer="layout" svg:x1="2.714cm" svg:y1="7.862cm" svg:x2="6.764cm" svg:y2="3.812cm">
              <text:p/>
            </draw:line>
            <draw:line draw:style-name="gr11" draw:text-style-name="P1" draw:layer="layout" svg:x1="2.714cm" svg:y1="17.868cm" svg:x2="6.764cm" svg:y2="13.818cm">
              <text:p/>
            </draw:line>
            <draw:line draw:style-name="gr10" draw:text-style-name="P1" draw:layer="layout" svg:x1="6.049cm" svg:y1="7.862cm" svg:x2="10.099cm" svg:y2="3.812cm">
              <text:p/>
            </draw:line>
            <draw:line draw:style-name="gr10" draw:text-style-name="P1" draw:layer="layout" svg:x1="6.049cm" svg:y1="17.868cm" svg:x2="6.049cm" svg:y2="7.864cm">
              <text:p/>
            </draw:line>
            <draw:line draw:style-name="gr12" draw:text-style-name="P1" draw:layer="layout" svg:x1="10.099cm" svg:y1="13.816cm" svg:x2="10.099cm" svg:y2="3.812cm">
              <text:p/>
            </draw:line>
            <draw:line draw:style-name="gr12" draw:text-style-name="P1" draw:layer="layout" svg:x1="6.049cm" svg:y1="17.868cm" svg:x2="10.099cm" svg:y2="13.818cm">
              <text:p/>
            </draw:line>
            <draw:line draw:style-name="gr10" draw:text-style-name="P1" draw:layer="layout" svg:x1="2.714cm" svg:y1="7.864cm" svg:x2="6.049cm" svg:y2="7.864cm">
              <text:p/>
            </draw:line>
            <draw:line draw:style-name="gr10" draw:text-style-name="P1" draw:layer="layout" svg:x1="6.764cm" svg:y1="3.812cm" svg:x2="10.099cm" svg:y2="3.812cm">
              <text:p/>
            </draw:line>
            <draw:line draw:style-name="gr10" draw:text-style-name="P1" draw:layer="layout" svg:x1="2.714cm" svg:y1="17.866cm" svg:x2="6.049cm" svg:y2="17.866cm">
              <text:p/>
            </draw:line>
            <draw:line draw:style-name="gr11" draw:text-style-name="P1" draw:layer="layout" svg:x1="6.764cm" svg:y1="13.818cm" svg:x2="10.099cm" svg:y2="13.818cm">
              <text:p/>
            </draw:line>
          </draw:g>
          <draw:custom-shape draw:style-name="gr14" draw:text-style-name="P8" draw:layer="layout" svg:width="14.054cm" svg:height="4.05cm" draw:transform="rotate (-1.5707963267949) translate (10.097cm 3.812cm)">
            <text:p/>
            <draw:enhanced-geometry svg:viewBox="0 0 21600 21600" draw:mirror-vertical="false" draw:mirror-horizontal="true" draw:glue-points="?f6 0 10800 ?f8 ?f11 10800 ?f9 21600 10800 ?f10 ?f5 10800" draw:text-areas="?f3 ?f3 ?f4 ?f4" draw:type="parallelogram" draw:modifiers="6156.7869852567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line draw:style-name="gr10" draw:text-style-name="P1" draw:layer="layout" svg:x1="6.049cm" svg:y1="17.868cm" svg:x2="6.049cm" svg:y2="7.864cm">
              <text:p/>
            </draw:line>
            <draw:line draw:style-name="gr11" draw:text-style-name="P1" draw:layer="layout" svg:x1="10.099cm" svg:y1="13.816cm" svg:x2="10.099cm" svg:y2="3.812cm">
              <text:p/>
            </draw:line>
            <draw:line draw:style-name="gr10" draw:text-style-name="P1" draw:layer="layout" svg:x1="6.049cm" svg:y1="7.862cm" svg:x2="10.099cm" svg:y2="3.812cm">
              <text:p/>
            </draw:line>
            <draw:line draw:style-name="gr11" draw:text-style-name="P1" draw:layer="layout" svg:x1="6.049cm" svg:y1="17.868cm" svg:x2="10.099cm" svg:y2="13.818cm">
              <text:p/>
            </draw:line>
            <draw:line draw:style-name="gr10" draw:text-style-name="P1" draw:layer="layout" svg:x1="9.385cm" svg:y1="7.862cm" svg:x2="13.435cm" svg:y2="3.812cm">
              <text:p/>
            </draw:line>
            <draw:line draw:style-name="gr10" draw:text-style-name="P1" draw:layer="layout" svg:x1="9.385cm" svg:y1="17.868cm" svg:x2="9.385cm" svg:y2="7.864cm">
              <text:p/>
            </draw:line>
            <draw:line draw:style-name="gr12" draw:text-style-name="P1" draw:layer="layout" svg:x1="13.434cm" svg:y1="13.816cm" svg:x2="13.434cm" svg:y2="3.812cm">
              <text:p/>
            </draw:line>
            <draw:line draw:style-name="gr12" draw:text-style-name="P1" draw:layer="layout" svg:x1="9.385cm" svg:y1="17.868cm" svg:x2="13.435cm" svg:y2="13.818cm">
              <text:p/>
            </draw:line>
            <draw:line draw:style-name="gr10" draw:text-style-name="P1" draw:layer="layout" svg:x1="6.049cm" svg:y1="7.864cm" svg:x2="9.384cm" svg:y2="7.864cm">
              <text:p/>
            </draw:line>
            <draw:line draw:style-name="gr10" draw:text-style-name="P1" draw:layer="layout" svg:x1="10.099cm" svg:y1="3.812cm" svg:x2="13.434cm" svg:y2="3.812cm">
              <text:p/>
            </draw:line>
            <draw:line draw:style-name="gr10" draw:text-style-name="P1" draw:layer="layout" svg:x1="6.049cm" svg:y1="17.866cm" svg:x2="9.384cm" svg:y2="17.866cm">
              <text:p/>
            </draw:line>
            <draw:line draw:style-name="gr11" draw:text-style-name="P1" draw:layer="layout" svg:x1="10.099cm" svg:y1="13.818cm" svg:x2="13.434cm" svg:y2="13.818cm">
              <text:p/>
            </draw:line>
          </draw:g>
          <draw:custom-shape draw:style-name="gr15" draw:text-style-name="P6" draw:layer="layout" svg:width="13.99cm" svg:height="4.053cm" draw:transform="rotate (-1.5707963267949) translate (13.437cm 3.789cm)">
            <text:p/>
            <draw:enhanced-geometry svg:viewBox="0 0 21600 21600" draw:mirror-vertical="false" draw:mirror-horizontal="true" draw:glue-points="?f6 0 10800 ?f8 ?f11 10800 ?f9 21600 10800 ?f10 ?f5 10800" draw:text-areas="?f3 ?f3 ?f4 ?f4" draw:type="parallelogram" draw:modifiers="6239.04008347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6" draw:text-style-name="P7" draw:layer="layout" svg:width="5.955cm" svg:height="4.048cm" svg:x="9.385cm" svg:y="13.818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4768.4926029588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7" draw:text-style-name="P7" draw:layer="layout" svg:width="1.907cm" svg:height="9.982cm" svg:x="13.433cm" svg:y="3.8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1.905cm" svg:height="9.979cm" svg:x="9.385cm" svg:y="7.8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5.957cm" svg:height="4.049cm" svg:x="9.386cm" svg:y="3.815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4768.4926029588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line draw:style-name="gr10" draw:text-style-name="P1" draw:layer="layout" svg:x1="9.385cm" svg:y1="17.868cm" svg:x2="9.385cm" svg:y2="7.864cm">
              <text:p/>
            </draw:line>
            <draw:line draw:style-name="gr11" draw:text-style-name="P1" draw:layer="layout" svg:x1="13.434cm" svg:y1="13.816cm" svg:x2="13.434cm" svg:y2="3.812cm">
              <text:p/>
            </draw:line>
            <draw:line draw:style-name="gr10" draw:text-style-name="P1" draw:layer="layout" svg:x1="9.385cm" svg:y1="7.862cm" svg:x2="13.435cm" svg:y2="3.812cm">
              <text:p/>
            </draw:line>
            <draw:line draw:style-name="gr11" draw:text-style-name="P1" draw:layer="layout" svg:x1="9.385cm" svg:y1="17.868cm" svg:x2="13.435cm" svg:y2="13.818cm">
              <text:p/>
            </draw:line>
            <draw:line draw:style-name="gr10" draw:text-style-name="P1" draw:layer="layout" svg:x1="11.29cm" svg:y1="7.862cm" svg:x2="15.34cm" svg:y2="3.812cm">
              <text:p/>
            </draw:line>
            <draw:line draw:style-name="gr10" draw:text-style-name="P1" draw:layer="layout" svg:x1="11.29cm" svg:y1="17.868cm" svg:x2="11.29cm" svg:y2="7.864cm">
              <text:p/>
            </draw:line>
            <draw:line draw:style-name="gr12" draw:text-style-name="P1" draw:layer="layout" svg:x1="15.339cm" svg:y1="13.816cm" svg:x2="15.339cm" svg:y2="3.812cm">
              <text:p/>
            </draw:line>
            <draw:line draw:style-name="gr12" draw:text-style-name="P1" draw:layer="layout" svg:x1="11.29cm" svg:y1="17.868cm" svg:x2="15.34cm" svg:y2="13.818cm">
              <text:p/>
            </draw:line>
            <draw:line draw:style-name="gr10" draw:text-style-name="P1" draw:layer="layout" svg:x1="9.385cm" svg:y1="7.864cm" svg:x2="11.292cm" svg:y2="7.864cm">
              <text:p/>
            </draw:line>
            <draw:line draw:style-name="gr10" draw:text-style-name="P1" draw:layer="layout" svg:x1="13.434cm" svg:y1="3.812cm" svg:x2="15.341cm" svg:y2="3.812cm">
              <text:p/>
            </draw:line>
            <draw:line draw:style-name="gr10" draw:text-style-name="P1" draw:layer="layout" svg:x1="9.385cm" svg:y1="17.866cm" svg:x2="11.292cm" svg:y2="17.866cm">
              <text:p/>
            </draw:line>
            <draw:line draw:style-name="gr11" draw:text-style-name="P1" draw:layer="layout" svg:x1="13.434cm" svg:y1="13.818cm" svg:x2="15.341cm" svg:y2="13.818cm">
              <text:p/>
            </draw:line>
          </draw:g>
          <draw:custom-shape draw:style-name="gr5" draw:text-style-name="P6" draw:layer="layout" svg:width="14.111cm" svg:height="4.055cm" draw:transform="rotate (-1.5707963267949) translate (15.335cm 3.789cm)">
            <text:p/>
            <draw:enhanced-geometry svg:viewBox="0 0 21600 21600" draw:mirror-vertical="false" draw:mirror-horizontal="true" draw:glue-points="?f6 0 10800 ?f8 ?f11 10800 ?f9 21600 10800 ?f10 ?f5 10800" draw:text-areas="?f3 ?f3 ?f4 ?f4" draw:type="parallelogram" draw:modifiers="6153.12658871378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polyline draw:style-name="gr18" draw:text-style-name="P1" draw:layer="layout" svg:width="3.799cm" svg:height="16.299cm" draw:transform="rotate (1.5707963267949) translate (7.8cm 5.7cm)" svg:viewBox="0 0 3800 16300" draw:points="0,16300 3800,16300 3800,0 633,0">
          <text:p/>
        </draw:polyline>
        <draw:frame draw:style-name="gr19" draw:text-style-name="P1" draw:layer="layout" svg:width="7.66cm" svg:height="7.957cm" svg:x="18.9cm" svg:y="3.8cm">
          <draw:image xlink:href="Pictures/100002010000030600000324346B4C76D47C26D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" svg:font-family="'Latin Modern Sans Demi Cond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19-10-21T11:45:49.813207766</meta:creation-date>
    <dc:date>2020-10-09T10:43:07.655305548</dc:date>
    <meta:editing-duration>PT22M36S</meta:editing-duration>
    <meta:editing-cycles>7</meta:editing-cycles>
    <meta:generator>LibreOffice/7.0.2.2$Linux_X86_64 LibreOffice_project/00$Build-2</meta:generator>
    <meta:document-statistic meta:object-count="76"/>
  </office:meta>
</office:document-meta>
</file>